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312" officeooo:paragraph-rsid="001b1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repetição</text:p>
      <text:p text:style-name="P1">Dentro da pasta dados criar um arquivo produtos.js com os atributos id, nome e preço</text:p>
      <text:p text:style-name="P1">Dentro da pasta repetição criar um arquivo tabelaProdutos.jsx que mostre todos os produtos em uma determinada colu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05T10:37:28.897000000</meta:creation-date>
    <dc:date>2021-08-05T10:44:06.775000000</dc:date>
    <meta:editing-duration>PT6M40S</meta:editing-duration>
    <meta:editing-cycles>1</meta:editing-cycles>
    <meta:document-statistic meta:table-count="0" meta:image-count="0" meta:object-count="0" meta:page-count="1" meta:paragraph-count="3" meta:word-count="34" meta:character-count="217" meta:non-whitespace-character-count="186"/>
    <meta:generator>LibreOffice/6.4.4.2$Windows_X86_64 LibreOffice_project/3d775be2011f3886db32dfd395a6a6d1ca2630ff</meta:generator>
  </office:meta>
</office:document-meta>
</file>